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office:value-type="string">
            <text:p>Element</text:p>
          </table:table-cell>
          <table:table-cell office:value-type="string">
            <text:p>th. Wellenlänge in A</text:p>
          </table:table-cell>
          <table:table-cell office:value-type="string">
            <text:p>gem. Wellenlänge in A</text:p>
          </table:table-cell>
          <table:table-cell/>
          <table:table-cell office:value-type="string">
            <text:p>delta lambda</text:p>
          </table:table-cell>
          <table:table-cell office:value-type="string">
            <text:p>V in m/s</text:p>
          </table:table-cell>
        </table:table-row>
        <table:table-row table:style-name="ro2">
          <table:table-cell/>
          <table:table-cell office:value-type="string">
            <text:p>Ca I</text:p>
          </table:table-cell>
          <table:table-cell office:value-type="float" office:value="4226.74">
            <text:p>4226.74</text:p>
          </table:table-cell>
          <table:table-cell office:value-type="float" office:value="4226.685">
            <text:p>4226.685</text:p>
          </table:table-cell>
          <table:table-cell/>
          <table:table-cell table:formula="of:=[.C5]-[.D5]" office:value-type="float" office:value="0.0549999999993815">
            <text:p>0.055</text:p>
          </table:table-cell>
          <table:table-cell table:formula="of:=((([.C5]^2)-([.D5]^2))/(([.D5]^2)+([.C5]^2)))*2.998*10^8" office:value-type="float" office:value="3901.14066172391">
            <text:p>3901.1406617239</text:p>
          </table:table-cell>
        </table:table-row>
        <table:table-row table:style-name="ro2">
          <table:table-cell/>
          <table:table-cell office:value-type="string">
            <text:p>Fe I</text:p>
          </table:table-cell>
          <table:table-cell office:value-type="float" office:value="4383.56">
            <text:p>4383.56</text:p>
          </table:table-cell>
          <table:table-cell office:value-type="float" office:value="4383.705">
            <text:p>4383.705</text:p>
          </table:table-cell>
          <table:table-cell/>
          <table:table-cell table:formula="of:=[.C6]-[.D6]" office:value-type="float" office:value="-0.144999999999527">
            <text:p>-0.145</text:p>
          </table:table-cell>
          <table:table-cell table:formula="of:=((([.C6]^2)-([.D6]^2))/(([.D6]^2)+([.C6]^2)))*2.998*10^8" office:value-type="float" office:value="-9916.66157870813">
            <text:p>-9916.6615787081</text:p>
          </table:table-cell>
        </table:table-row>
        <table:table-row table:style-name="ro2">
          <table:table-cell/>
          <table:table-cell office:value-type="string">
            <text:p>Fe I</text:p>
          </table:table-cell>
          <table:table-cell office:value-type="float" office:value="5328.05">
            <text:p>5328.05</text:p>
          </table:table-cell>
          <table:table-cell office:value-type="float" office:value="5328.087">
            <text:p>5328.087</text:p>
          </table:table-cell>
          <table:table-cell/>
          <table:table-cell table:formula="of:=[.C7]-[.D7]" office:value-type="float" office:value="-0.0370000000002619">
            <text:p>-0.037</text:p>
          </table:table-cell>
          <table:table-cell table:formula="of:=((([.C7]^2)-([.D7]^2))/(([.D7]^2)+([.C7]^2)))*2.998*10^8" office:value-type="float" office:value="-2081.91767803539">
            <text:p>-2081.9176780354</text:p>
          </table:table-cell>
        </table:table-row>
        <table:table-row table:style-name="ro2">
          <table:table-cell/>
          <table:table-cell office:value-type="string">
            <text:p>Ca I</text:p>
          </table:table-cell>
          <table:table-cell office:value-type="float" office:value="6162.18">
            <text:p>6162.18</text:p>
          </table:table-cell>
          <table:table-cell office:value-type="float" office:value="6161.736">
            <text:p>6161.736</text:p>
          </table:table-cell>
          <table:table-cell/>
          <table:table-cell table:formula="of:=[.C8]-[.D8]" office:value-type="float" office:value="0.444000000000415">
            <text:p>0.444</text:p>
          </table:table-cell>
          <table:table-cell table:formula="of:=((([.C8]^2)-([.D8]^2))/(([.D8]^2)+([.C8]^2)))*2.998*10^8" office:value-type="float" office:value="21602.0946308697">
            <text:p>21602.0946308697</text:p>
          </table:table-cell>
        </table:table-row>
        <table:table-row table:style-name="ro2">
          <table:table-cell/>
          <table:table-cell office:value-type="string">
            <text:p>Na I</text:p>
          </table:table-cell>
          <table:table-cell office:value-type="float" office:value="5889.97">
            <text:p>5889.97</text:p>
          </table:table-cell>
          <table:table-cell office:value-type="float" office:value="5889.672">
            <text:p>5889.672</text:p>
          </table:table-cell>
          <table:table-cell/>
          <table:table-cell table:formula="of:=[.C9]-[.D9]" office:value-type="float" office:value="0.298000000000684">
            <text:p>0.298</text:p>
          </table:table-cell>
          <table:table-cell table:formula="of:=((([.C9]^2)-([.D9]^2))/(([.D9]^2)+([.C9]^2)))*2.998*10^8" office:value-type="float" office:value="15168.6103776279">
            <text:p>15168.6103776279</text:p>
          </table:table-cell>
        </table:table-row>
        <table:table-row table:style-name="ro2">
          <table:table-cell/>
          <table:table-cell office:value-type="string">
            <text:p>Fe I</text:p>
          </table:table-cell>
          <table:table-cell office:value-type="float" office:value="4891.5">
            <text:p>4891.5</text:p>
          </table:table-cell>
          <table:table-cell office:value-type="float" office:value="4890.983">
            <text:p>4890.983</text:p>
          </table:table-cell>
          <table:table-cell/>
          <table:table-cell table:formula="of:=[.C10]-[.D10]" office:value-type="float" office:value="0.516999999999825">
            <text:p>0.517</text:p>
          </table:table-cell>
          <table:table-cell table:formula="of:=((([.C10]^2)-([.D10]^2))/(([.D10]^2)+([.C10]^2)))*2.998*10^8" office:value-type="float" office:value="31688.6008525766">
            <text:p>31688.6008525766</text:p>
          </table:table-cell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7:27:28</meta:creation-date>
    <dc:date>2014-03-12T18:38:38</dc:date>
    <meta:editing-duration>PT25M50S</meta:editing-duration>
    <meta:editing-cycles>1</meta:editing-cycles>
    <meta:document-statistic meta:table-count="3" meta:cell-count="35" meta:object-count="0"/>
    <meta:generator>LibreOffice/3.5$Linux_X86_64 LibreOffice_project/350m1$Build-2</meta:generator>
  </office:meta>
</office:document-meta>
</file>